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fo:min-height="3.163cm"/>
    </style:style>
    <style:style style:name="pr11" style:family="presentation" style:parent-style-name="Standard_20_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start"/>
      <style:text-properties fo:font-size="30pt" fo:language="en" fo:country="US" style:font-size-asian="30pt" style:font-size-complex="3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color="#ce181e" style:text-line-through-style="solid" style:text-line-through-type="single" fo:font-size="30pt" fo:font-weight="normal" fo:background-color="#fff200" style:font-size-asian="30pt" style:font-weight-asian="normal" style:font-size-complex="30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Elementos y técnicas de diseño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Elementos de diseño HTM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1">&lt;header&gt; : Define un encabezado para un documento </text:span><text:span text:style-name="T1">o una sección</text:span></text:p>
              </text:list-item>
              <text:list-item>
                <text:p><text:span text:style-name="T1">&lt;nav&gt; : Define un contenedor para enlaces de </text:span><text:span text:style-name="T1">navegación</text:span></text:p>
              </text:list-item>
              <text:list-item>
                <text:p><text:span text:style-name="T1">&lt;section&gt; : Define una sección en un documento</text:span></text:p>
              </text:list-item>
              <text:list-item>
                <text:p><text:span text:style-name="T1">&lt;article&gt; <text:s/>: Define un artículo independiente </text:span><text:span text:style-name="T1">independiente</text:span></text:p>
              </text:list-item>
              <text:list-item>
                <text:p><text:span text:style-name="T1">&lt;aside&gt; - Define contenido aparte del contenido </text:span><text:span text:style-name="T1">(como una barra lateral)</text:span></text:p>
              </text:list-item>
              <text:list-item>
                <text:p><text:span text:style-name="T1">&lt;footer&gt; : Define un pie de página para un documento </text:span><text:span text:style-name="T1">o una sección</text:span></text:p>
              </text:list-item>
              <text:list-item>
                <text:p><text:span text:style-name="T2">&lt;details&gt; : define detalles adicionales</text:span></text:p>
              </text:list-item>
              <text:list-item>
                <text:p><text:span text:style-name="T2">&lt;summary&gt; : define un encabezado para el elemento </text:span><text:span text:style-name="T2">de detalle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xml:id="id3" draw:id="id3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Técnicas de diseño HTM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1"><text:s text:c="4"/></text:span><text:span text:style-name="T1">Marco CSS</text:span></text:p>
              </text:list-item>
              <text:list-item>
                <text:p><text:span text:style-name="T1"><text:s text:c="4"/></text:span><text:span text:style-name="T1">Propiedad flotante CSS</text:span></text:p>
              </text:list-item>
              <text:list-item>
                <text:p><text:span text:style-name="T1"><text:s text:c="4"/></text:span><text:span text:style-name="T1">CSS flexbox</text:span></text:p>
              </text:list-item>
              <text:list-item>
                <text:p><text:span text:style-name="T1"><text:s text:c="4"/></text:span><text:span text:style-name="T1">Rejilla CS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 xml:id="id4" draw:id="id4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Algunos marcos CSS</text:p>
          </draw:text-box>
        </draw:frame>
        <draw:frame presentation:style-name="pr8" draw:text-style-name="P2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Bootstrap</text:span></text:p>
              </text:list-item>
              <text:list-item>
                <text:p><text:span text:style-name="T3">W3.CSS</text:span></text:p>
              </text:list-item>
              <text:list-item>
                <text:p><text:span text:style-name="T3">PaperCSS</text:span></text:p>
              </text:list-item>
              <text:list-item>
                <text:p><text:span text:style-name="T3">Foundation</text:span></text:p>
              </text:list-item>
              <text:list-item>
                <text:p><text:span text:style-name="T3">Ukit</text:span></text:p>
              </text:list-item>
              <text:list-item>
                <text:p><text:span text:style-name="T3">Semantic-ui</text:span></text:p>
              </text:list-item>
              <text:list-item>
                <text:p><text:span text:style-name="T3">Bulma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 xml:id="id5" draw:id="id5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Diseño flotante CSS</text:p>
          </draw:text-box>
        </draw:frame>
        <draw:frame presentation:style-name="pr8" draw:text-style-name="P3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5">Es común hacer diseños web completos utilizando la propiedad flotante CSS. El flotador es fácil de aprender: solo necesita recordar cómo funcionan el flotador y las propiedades claras. Desventajas: los elementos flotantes están vinculados al flujo de documentos, lo que puede dañar la flexibilidad. 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 xml:id="id6" draw:id="id6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Diseño CSS Flexbox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5">Flexbox es un nuevo modo de diseño en CSS3.</text:span></text:p>
              </text:list-item>
              <text:list-item>
                <text:p><text:span text:style-name="T5">El uso de flexbox asegura que los elementos se comporten de manera predecible cuando el diseño de la página debe acomodar diferentes tamaños de pantalla y diferentes dispositivos de visualización.</text:span>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random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 xml:id="id7" draw:id="id7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Diseño de cuadrícula CSS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5">El Módulo de diseño de cuadrícula CSS ofrece un sistema de diseño basado en cuadrícula, con filas y columnas, lo que facilita el diseño de páginas web sin tener que usar flotantes y posicionamiento.</text:span>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9" xml:id="id8" draw:id="id8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 text:style-name="P3"><text:span text:style-name="T6">Carlos Alemán </text:span><text:span text:style-name="T6"><text:line-break/></text:span><text:span text:style-name="T6">@codefuncode</text:span></text:p>
          </draw:text-box>
        </draw:frame>
        <anim:par presentation:node-type="timing-root">
          <anim:par smil:begin="id8.begin">
            <anim:transitionFilter smil:dur="2s" smil:type="random"/>
          </anim:par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8:27:38.172700189</meta:creation-date>
    <meta:editing-duration>PT5M50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6-13T21:11:13.032788479</dc:date>
    <dc:creator>codefuncode </dc:creator>
    <meta:document-statistic meta:object-count="89"/>
  </office:meta>
</office:document-meta>
</file>